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{8’h00, I_rd_data} + (curr_pc + 1) – {7’h00, I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2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-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-00-00</text:date>, <text:time style:data-style-name="N2" text:time-value="01:27:23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2T02:06:06.353000000</dc:date>
    <meta:editing-duration>P5DT11H6M27S</meta:editing-duration>
    <meta:editing-cycles>471</meta:editing-cycles>
    <meta:generator>LibreOffice/7.1.2.2$Windows_X86_64 LibreOffice_project/8a45595d069ef5570103caea1b71cc9d82b2aae4</meta:generator>
    <meta:document-statistic meta:table-count="3" meta:cell-count="3859" meta:object-count="0"/>
  </office:meta>
</office:document-meta>
</file>